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ben_5f_Akk_5f_Dat" style:display-name="Verben_Akk_Dat" style:family="table">
      <style:table-properties style:width="6.925in" table:align="margins"/>
    </style:style>
    <style:style style:name="Verben_5f_Akk_5f_Dat.A" style:display-name="Verben_Akk_Dat.A" style:family="table-column">
      <style:table-column-properties style:column-width="1.7313in" style:rel-column-width="16383*"/>
    </style:style>
    <style:style style:name="Verben_5f_Akk_5f_Dat.A1" style:display-name="Verben_Akk_Dat.A1" style:family="table-cell">
      <style:table-cell-properties fo:padding="0.0382in" fo:border-left="0.05pt solid #000000" fo:border-right="none" fo:border-top="0.05pt solid #000000" fo:border-bottom="0.05pt solid #000000"/>
    </style:style>
    <style:style style:name="Verben_5f_Akk_5f_Dat.C1" style:display-name="Verben_Akk_Dat.C1" style:family="table-cell">
      <style:table-cell-properties fo:padding="0.0382in" fo:border="0.05pt solid #000000"/>
    </style:style>
    <style:style style:name="Verben_5f_Akk_5f_Dat.A2" style:display-name="Verben_Akk_Dat.A2" style:family="table-cell">
      <style:table-cell-properties fo:padding="0.0382in" fo:border-left="0.05pt solid #000000" fo:border-right="none" fo:border-top="none" fo:border-bottom="0.05pt solid #000000"/>
    </style:style>
    <style:style style:name="Verben_5f_Akk_5f_Dat.D2" style:display-name="Verben_Akk_Dat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9dc21" officeooo:paragraph-rsid="0009dc21"/>
    </style:style>
    <style:style style:name="P2" style:family="paragraph" style:parent-style-name="Table_20_Heading">
      <style:text-properties style:font-name="DejaVu Sans Mono" fo:font-size="10pt" officeooo:paragraph-rsid="000bcefb" style:font-name-asian="DejaVu Sans Mono" style:font-size-asian="10pt" style:font-name-complex="Lohit Hindi2" style:font-size-complex="10pt"/>
    </style:style>
    <style:style style:name="P3" style:family="paragraph" style:parent-style-name="Table_20_Contents">
      <style:text-properties style:font-name="DejaVu Sans Mono" fo:font-size="10pt" officeooo:paragraph-rsid="000dad41" style:font-name-asian="DejaVu Sans Mono" style:font-size-asian="10pt" style:font-name-complex="Lohit Hindi2" style:font-size-complex="10pt"/>
    </style:style>
    <style:style style:name="P4" style:family="paragraph" style:parent-style-name="Table_20_Contents">
      <style:paragraph-properties fo:text-align="justify" style:justify-single-word="false"/>
      <style:text-properties style:font-name="DejaVu Sans Mono" fo:font-size="10pt" officeooo:paragraph-rsid="000cb301" style:font-name-asian="DejaVu Sans Mono" style:font-size-asian="10pt" style:font-name-complex="Lohit Hindi2" style:font-size-complex="10pt"/>
    </style:style>
    <style:style style:name="P5" style:family="paragraph" style:parent-style-name="Table_20_Contents">
      <style:text-properties style:font-name="DejaVu Sans Mono" fo:font-size="10pt" fo:font-style="italic" officeooo:paragraph-rsid="000cb301" style:font-name-asian="DejaVu Sans Mono" style:font-size-asian="10pt" style:font-style-asian="italic" style:font-name-complex="Lohit Hindi2" style:font-size-complex="10pt" style:font-style-complex="italic"/>
    </style:style>
    <style:style style:name="P6" style:family="paragraph" style:parent-style-name="Table_20_Contents">
      <style:text-properties style:font-name="DejaVu Sans Mono" fo:font-size="10pt" fo:font-style="italic" officeooo:paragraph-rsid="000dad41" style:font-name-asian="DejaVu Sans Mono" style:font-size-asian="10pt" style:font-style-asian="italic" style:font-name-complex="Lohit Hindi2" style:font-size-complex="10pt" style:font-style-complex="italic"/>
    </style:style>
    <style:style style:name="T1" style:family="text">
      <style:text-properties officeooo:rsid="000bcefb"/>
    </style:style>
    <style:style style:name="T2" style:family="text">
      <style:text-properties officeooo:rsid="000cb301"/>
    </style:style>
    <style:style style:name="T3" style:family="text">
      <style:text-properties officeooo:rsid="000dad41"/>
    </style:style>
    <style:style style:name="T4" style:family="text">
      <style:text-properties fo:font-weight="bold" officeooo:rsid="000cb301" style:font-weight-asian="bold" style:font-weight-complex="bold"/>
    </style:style>
    <style:style style:name="T5" style:family="text">
      <style:text-properties fo:font-weight="bold" officeooo:rsid="000dad41" style:font-weight-asian="bold" style:font-weight-complex="bold"/>
    </style:style>
    <style:style style:name="T6" style:family="text">
      <style:text-properties fo:font-weight="normal" officeooo:rsid="000cb301" style:font-weight-asian="normal" style:font-weight-complex="normal"/>
    </style:style>
    <style:style style:name="T7" style:family="text">
      <style:text-properties fo:color="#800000" fo:font-weight="bold" officeooo:rsid="000dad4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Verben_Akk_Dat" table:style-name="Verben_5f_Akk_5f_Dat">
        <table:table-column table:style-name="Verben_5f_Akk_5f_Dat.A" table:number-columns-repeated="4"/>
        <table:table-header-rows>
          <table:table-row>
            <table:table-cell table:style-name="Verben_5f_Akk_5f_Dat.A1" table:number-columns-spanned="2" office:value-type="string">
              <text:p text:style-name="P2"><text:span text:style-name="T1">Akkusativ (wohin)</text:span></text:p>
            </table:table-cell>
            <table:covered-table-cell/>
            <table:table-cell table:style-name="Verben_5f_Akk_5f_Dat.C1" table:number-columns-spanned="2" office:value-type="string">
              <text:p text:style-name="P2"><text:span text:style-name="T1">Dativ (wo)</text:span></text:p>
            </table:table-cell>
            <table:covered-table-cell/>
          </table:table-row>
        </table:table-header-rows>
        <table:table-row>
          <table:table-cell table:style-name="Verben_5f_Akk_5f_Dat.A2" office:value-type="string">
            <text:p text:style-name="P4"><text:span text:style-name="T2">stellen</text:span></text:p>
          </table:table-cell>
          <table:table-cell table:style-name="Verben_5f_Akk_5f_Dat.A2" office:value-type="string">
            <text:p text:style-name="P5"><text:span text:style-name="T6">an </text:span><text:span text:style-name="T4">die </text:span><text:span text:style-name="T2">Wand</text:span></text:p>
          </table:table-cell>
          <table:table-cell table:style-name="Verben_5f_Akk_5f_Dat.A2" office:value-type="string">
            <text:p text:style-name="P3"><text:span text:style-name="T3">stehen</text:span></text:p>
          </table:table-cell>
          <table:table-cell table:style-name="Verben_5f_Akk_5f_Dat.D2" office:value-type="string">
            <text:p text:style-name="P6"><text:span text:style-name="T3">an </text:span><text:span text:style-name="T7">der</text:span><text:span text:style-name="T3"> Wand</text:span></text:p>
          </table:table-cell>
        </table:table-row>
        <table:table-row>
          <table:table-cell table:style-name="Verben_5f_Akk_5f_Dat.A2" office:value-type="string">
            <text:p text:style-name="P4"><text:span text:style-name="T2">legen</text:span></text:p>
          </table:table-cell>
          <table:table-cell table:style-name="Verben_5f_Akk_5f_Dat.A2" office:value-type="string">
            <text:p text:style-name="P5"><text:span text:style-name="T2">neben</text:span><text:span text:style-name="T4"> das</text:span></text:p>
          </table:table-cell>
          <table:table-cell table:style-name="Verben_5f_Akk_5f_Dat.A2" office:value-type="string">
            <text:p text:style-name="P3"><text:span text:style-name="T3">liegen</text:span></text:p>
          </table:table-cell>
          <table:table-cell table:style-name="Verben_5f_Akk_5f_Dat.D2" office:value-type="string">
            <text:p text:style-name="P6"><text:span text:style-name="T3">neben </text:span><text:span text:style-name="T7">dem</text:span></text:p>
          </table:table-cell>
        </table:table-row>
        <table:table-row>
          <table:table-cell table:style-name="Verben_5f_Akk_5f_Dat.A2" office:value-type="string">
            <text:p text:style-name="P4"><text:span text:style-name="T2">setzen</text:span></text:p>
          </table:table-cell>
          <table:table-cell table:style-name="Verben_5f_Akk_5f_Dat.A2" office:value-type="string">
            <text:p text:style-name="P5"><text:span text:style-name="T6">auf </text:span><text:span text:style-name="T4">den </text:span><text:span text:style-name="T2">Stuhl</text:span></text:p>
          </table:table-cell>
          <table:table-cell table:style-name="Verben_5f_Akk_5f_Dat.A2" office:value-type="string">
            <text:p text:style-name="P3"><text:span text:style-name="T3">sitzen</text:span></text:p>
          </table:table-cell>
          <table:table-cell table:style-name="Verben_5f_Akk_5f_Dat.D2" office:value-type="string">
            <text:p text:style-name="P6"><text:span text:style-name="T3">auf </text:span><text:span text:style-name="T7">dem</text:span><text:span text:style-name="T3"> Stuhl</text:span></text:p>
          </table:table-cell>
        </table:table-row>
        <table:table-row>
          <table:table-cell table:style-name="Verben_5f_Akk_5f_Dat.A2" office:value-type="string">
            <text:p text:style-name="P4"><text:span text:style-name="T2">fahren</text:span></text:p>
          </table:table-cell>
          <table:table-cell table:style-name="Verben_5f_Akk_5f_Dat.A2" office:value-type="string">
            <text:p text:style-name="P5"><text:span text:style-name="T6">in </text:span><text:span text:style-name="T4">die </text:span><text:span text:style-name="T2">Schweiz</text:span></text:p>
          </table:table-cell>
          <table:table-cell table:style-name="Verben_5f_Akk_5f_Dat.A2" office:value-type="string">
            <text:p text:style-name="P3"><text:span text:style-name="T3">leben</text:span></text:p>
          </table:table-cell>
          <table:table-cell table:style-name="Verben_5f_Akk_5f_Dat.D2" office:value-type="string">
            <text:p text:style-name="P6"><text:span text:style-name="T3">in </text:span><text:span text:style-name="T7">der</text:span><text:span text:style-name="T3"> Schweiz</text:span></text:p>
          </table:table-cell>
        </table:table-row>
        <table:table-row>
          <table:table-cell table:style-name="Verben_5f_Akk_5f_Dat.A2" office:value-type="string">
            <text:p text:style-name="P4"><text:span text:style-name="T2">gehen</text:span></text:p>
          </table:table-cell>
          <table:table-cell table:style-name="Verben_5f_Akk_5f_Dat.A2" office:value-type="string">
            <text:p text:style-name="P5"><text:span text:style-name="T6">vor </text:span><text:span text:style-name="T4">die </text:span><text:span text:style-name="T2">Tuer</text:span></text:p>
          </table:table-cell>
          <table:table-cell table:style-name="Verben_5f_Akk_5f_Dat.A2" office:value-type="string">
            <text:p text:style-name="P3"><text:span text:style-name="T3">stehen</text:span></text:p>
          </table:table-cell>
          <table:table-cell table:style-name="Verben_5f_Akk_5f_Dat.D2" office:value-type="string">
            <text:p text:style-name="P6"><text:span text:style-name="T3">vor </text:span><text:span text:style-name="T7">der</text:span><text:span text:style-name="T3"> Tuer</text:span></text:p>
          </table:table-cell>
        </table:table-row>
        <table:table-row>
          <table:table-cell table:style-name="Verben_5f_Akk_5f_Dat.A2" office:value-type="string">
            <text:p text:style-name="P4"><text:span text:style-name="T2">haengen</text:span></text:p>
          </table:table-cell>
          <table:table-cell table:style-name="Verben_5f_Akk_5f_Dat.A2" office:value-type="string">
            <text:p text:style-name="P5"><text:span text:style-name="T6">in </text:span><text:span text:style-name="T4">den </text:span><text:span text:style-name="T2">Schrank</text:span></text:p>
          </table:table-cell>
          <table:table-cell table:style-name="Verben_5f_Akk_5f_Dat.A2" office:value-type="string">
            <text:p text:style-name="P3"><text:span text:style-name="T3">haengen</text:span></text:p>
          </table:table-cell>
          <table:table-cell table:style-name="Verben_5f_Akk_5f_Dat.D2" office:value-type="string">
            <text:p text:style-name="P6"><text:span text:style-name="T3">in </text:span><text:span text:style-name="T7">dem</text:span><text:span text:style-name="T3"> Schrank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date>2013-10-01T13:11:51</dc:date>
    <meta:editing-duration>PT4M6S</meta:editing-duration>
    <meta:editing-cycles>8</meta:editing-cycles>
    <meta:document-statistic meta:table-count="1" meta:image-count="0" meta:object-count="0" meta:page-count="1" meta:paragraph-count="26" meta:word-count="50" meta:character-count="245" meta:non-whitespace-character-count="221"/>
  </office:meta>
</office:document-meta>
</file>